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9.322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245b" officeooo:paragraph-rsid="0013245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3245b" officeooo:paragraph-rsid="0013245b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rsid="0013245b" officeooo:paragraph-rsid="0013245b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3245b" officeooo:paragraph-rsid="0013245b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rsid="0013245b" officeooo:paragraph-rsid="0013245b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cc00" fo:font-size="16pt" officeooo:rsid="0013245b" officeooo:paragraph-rsid="0013245b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color="#00cc00" fo:font-size="16pt" officeooo:rsid="0013b70d" officeooo:paragraph-rsid="0013b70d" style:font-size-asian="16pt" style:font-size-complex="16pt"/>
    </style:style>
    <style:style style:name="T1" style:family="text">
      <style:text-properties officeooo:rsid="0013b70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test</text:p>
      <text:p text:style-name="P2"/>
      <text:p text:style-name="P2"/>
      <text:p text:style-name="P2"><text:span text:style-name="T2">Nous avons réaliser différente phase de test au long de ce projet.</text:span><text:line-break/><text:lin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° test</text:p>
          </table:table-cell>
          <table:table-cell table:style-name="Tableau1.A1" office:value-type="string">
            <text:p text:style-name="P7">Test réalisé</text:p>
          </table:table-cell>
          <table:table-cell table:style-name="Tableau1.C1" office:value-type="string">
            <text:p text:style-name="P7">Résultat</text:p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4">Création d'un QRCode <text:span text:style-name="T1">créant</text:span> la table correspondante en base de <text:span text:style-name="T1">donnée.</text:span></text:p>
          </table:table-cell>
          <table:table-cell table:style-name="Tableau1.C2" office:value-type="string">
            <text:p text:style-name="P8">OK</text:p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4">Flash d'un QRCode se redirigeant vers l'url du serveur. </text:p>
          </table:table-cell>
          <table:table-cell table:style-name="Tableau1.C2" office:value-type="string">
            <text:p text:style-name="P8">OK</text:p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4">Flash d'un QRCode Admin se redirigeant permettant d'aller voir les stats.</text:p>
          </table:table-cell>
          <table:table-cell table:style-name="Tableau1.C2" office:value-type="string">
            <text:p text:style-name="P9">OK</text:p>
          </table:table-cell>
        </table:table-row>
        <table:table-row>
          <table:table-cell table:style-name="Tableau1.A2" office:value-type="string">
            <text:p text:style-name="P5">4</text:p>
          </table:table-cell>
          <table:table-cell table:style-name="Tableau1.A2" office:value-type="string">
            <text:p text:style-name="P4">Incrémentation du compteur possible une seule fois par utilisateur.</text:p>
          </table:table-cell>
          <table:table-cell table:style-name="Tableau1.C2" office:value-type="string">
            <text:p text:style-name="P9">OK</text:p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19:41.820837097</meta:creation-date>
    <dc:date>2014-12-17T15:15:13.327508876</dc:date>
    <meta:editing-duration>PT24M41S</meta:editing-duration>
    <meta:editing-cycles>1</meta:editing-cycles>
    <meta:document-statistic meta:table-count="1" meta:image-count="0" meta:object-count="0" meta:page-count="1" meta:paragraph-count="20" meta:word-count="71" meta:character-count="391" meta:non-whitespace-character-count="337"/>
    <meta:generator>LibreOffice/4.2.7.2$Linux_X86_64 LibreOffice_project/420m0$Build-2</meta:generator>
  </office:meta>
</office:document-meta>
</file>